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3.16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1.23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3.44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 style:data-style-name="N18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fo:padding="0.71mm"/>
    </style:style>
    <style:style style:name="ce20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8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padding="0.71mm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22"/>
        <table:table-column table:style-name="co4" table:number-columns-repeated="2" table:default-cell-style-name="ce19"/>
        <table:table-column table:style-name="co5" table:default-cell-style-name="ce19"/>
        <table:table-column table:style-name="co4" table:default-cell-style-name="ce19"/>
        <table:table-column table:style-name="co6" table:default-cell-style-name="ce19"/>
        <table:table-column table:style-name="co5" table:default-cell-style-name="ce19"/>
        <table:table-column table:style-name="co7" table:default-cell-style-name="ce19"/>
        <table:table-column table:style-name="co8" table:number-columns-repeated="244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5-6 工業部門能源消費</text:p>
          </table:table-cell>
          <table:covered-table-cell table:number-columns-repeated="11" table:style-name="ce11"/>
          <table:table-cell table:style-name="ce25" table:number-columns-repeated="1012"/>
        </table:table-row>
        <table:table-row table:style-name="ro2">
          <table:table-cell table:style-name="ce2" office:value-type="string" calcext:value-type="string">
            <text:p>民國110年 01 ─ 11月</text:p>
          </table:table-cell>
          <table:table-cell table:style-name="ce12" table:number-columns-spanned="11" table:number-rows-spanned="1"/>
          <table:covered-table-cell table:number-columns-repeated="10" table:style-name="ce12"/>
          <table:table-cell table:style-name="ce26"/>
          <table:table-cell table:style-name="ce27" table:number-columns-repeated="1011"/>
        </table:table-row>
        <table:table-row table:style-name="ro3">
          <table:table-cell table:style-name="ce3" office:value-type="string" calcext:value-type="string">
            <text:p>能源種類</text:p>
          </table:table-cell>
          <table:table-cell table:style-name="ce3" office:value-type="string" calcext:value-type="string">
            <text:p>單位</text:p>
          </table:table-cell>
          <table:table-cell table:style-name="ce15" office:value-type="string" calcext:value-type="string">
            <text:p>合計</text:p>
          </table:table-cell>
          <table:table-cell table:style-name="ce20" office:value-type="string" calcext:value-type="string">
            <text:p>紡織成衣</text:p>
            <text:p>服飾業</text:p>
          </table:table-cell>
          <table:table-cell table:style-name="ce20" office:value-type="string" calcext:value-type="string">
            <text:p>紙漿、紙</text:p>
            <text:p>及紙製品業</text:p>
          </table:table-cell>
          <table:table-cell table:style-name="ce20" office:value-type="string" calcext:value-type="string">
            <text:p>化學材料</text:p>
            <text:p>製造業</text:p>
          </table:table-cell>
          <table:table-cell table:style-name="ce20" office:value-type="string" calcext:value-type="string">
            <text:p>塑膠製品</text:p>
            <text:p>製造業</text:p>
          </table:table-cell>
          <table:table-cell table:style-name="ce20" office:value-type="string" calcext:value-type="string">
            <text:p>非金屬礦物</text:p>
            <text:p>製品製造業</text:p>
          </table:table-cell>
          <table:table-cell table:style-name="ce20" office:value-type="string" calcext:value-type="string">
            <text:p>金屬基本</text:p>
            <text:p>工業</text:p>
          </table:table-cell>
          <table:table-cell table:style-name="ce20" office:value-type="string" calcext:value-type="string">
            <text:p>金屬製品</text:p>
            <text:p>製造業</text:p>
          </table:table-cell>
          <table:table-cell table:style-name="ce20" office:value-type="string" calcext:value-type="string">
            <text:p>電腦通信及視聽</text:p>
            <text:p>電子產品製造業</text:p>
          </table:table-cell>
          <table:table-cell table:style-name="ce15" office:value-type="string" calcext:value-type="string">
            <text:p>其他</text:p>
          </table:table-cell>
          <table:table-cell table:style-name="ce27" table:number-columns-repeated="1012"/>
        </table:table-row>
        <table:table-row table:style-name="ro4">
          <table:table-cell table:style-name="ce4" office:value-type="string" calcext:value-type="string">
            <text:p>煤及煤產品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5216857.91291042" calcext:value-type="float">
            <text:p><text:s/>5,216,858 <text:s text:c="2"/></text:p>
          </table:table-cell>
          <table:table-cell table:style-name="ce16" office:value-type="float" office:value="220716.979208391" calcext:value-type="float">
            <text:p><text:s/>220,717 <text:s text:c="2"/></text:p>
          </table:table-cell>
          <table:table-cell table:style-name="ce16" office:value-type="float" office:value="515345.302915204" calcext:value-type="float">
            <text:p><text:s/>515,345 <text:s text:c="2"/></text:p>
          </table:table-cell>
          <table:table-cell table:style-name="ce16" office:value-type="float" office:value="1658197.46456634" calcext:value-type="float">
            <text:p><text:s/>1,658,197 <text:s text:c="2"/></text:p>
          </table:table-cell>
          <table:table-cell table:style-name="ce16" office:value-type="float" office:value="12183.9281777778" calcext:value-type="float">
            <text:p><text:s/>12,184 <text:s text:c="2"/></text:p>
          </table:table-cell>
          <table:table-cell table:style-name="ce16" office:value-type="float" office:value="988186.924871111" calcext:value-type="float">
            <text:p><text:s/>988,187 <text:s text:c="2"/></text:p>
          </table:table-cell>
          <table:table-cell table:style-name="ce16" office:value-type="float" office:value="1768328.75224715" calcext:value-type="float">
            <text:p><text:s/>1,768,329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3628.0247822222" calcext:value-type="float">
            <text:p><text:s/>13,628 <text:s text:c="2"/></text:p>
          </table:table-cell>
          <table:table-cell table:style-name="ce23" office:value-type="float" office:value="40270.5361422222" calcext:value-type="float">
            <text:p><text:s/>40,271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煤炭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5291572.81683049" calcext:value-type="float">
            <text:p><text:s/>5,291,573 <text:s text:c="2"/></text:p>
          </table:table-cell>
          <table:table-cell table:style-name="ce16" office:value-type="float" office:value="326719.212644" calcext:value-type="float">
            <text:p><text:s/>326,719 <text:s text:c="2"/></text:p>
          </table:table-cell>
          <table:table-cell table:style-name="ce16" office:value-type="float" office:value="762846.66549948" calcext:value-type="float">
            <text:p><text:s/>762,847 <text:s text:c="2"/></text:p>
          </table:table-cell>
          <table:table-cell table:style-name="ce16" office:value-type="float" office:value="2454111.16968701" calcext:value-type="float">
            <text:p><text:s/>2,454,111 <text:s text:c="2"/></text:p>
          </table:table-cell>
          <table:table-cell table:style-name="ce16" office:value-type="float" office:value="18035.42" calcext:value-type="float">
            <text:p><text:s/>18,035 <text:s text:c="2"/></text:p>
          </table:table-cell>
          <table:table-cell table:style-name="ce16" office:value-type="float" office:value="1462776.698" calcext:value-type="float">
            <text:p><text:s/>1,462,777 <text:s text:c="2"/></text:p>
          </table:table-cell>
          <table:table-cell table:style-name="ce16" office:value-type="float" office:value="187299.597" calcext:value-type="float">
            <text:p><text:s/>187,300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20173.063" calcext:value-type="float">
            <text:p><text:s/>20,173 <text:s text:c="2"/></text:p>
          </table:table-cell>
          <table:table-cell table:style-name="ce23" office:value-type="float" office:value="59610.991" calcext:value-type="float">
            <text:p><text:s/>59,611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　煙煤-燃料煤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5104273.21983049" calcext:value-type="float">
            <text:p><text:s/>5,104,273 <text:s text:c="2"/></text:p>
          </table:table-cell>
          <table:table-cell table:style-name="ce16" office:value-type="float" office:value="326719.212644" calcext:value-type="float">
            <text:p><text:s/>326,719 <text:s text:c="2"/></text:p>
          </table:table-cell>
          <table:table-cell table:style-name="ce16" office:value-type="float" office:value="762846.66549948" calcext:value-type="float">
            <text:p><text:s/>762,847 <text:s text:c="2"/></text:p>
          </table:table-cell>
          <table:table-cell table:style-name="ce16" office:value-type="float" office:value="2454111.16968701" calcext:value-type="float">
            <text:p><text:s/>2,454,111 <text:s text:c="2"/></text:p>
          </table:table-cell>
          <table:table-cell table:style-name="ce16" office:value-type="float" office:value="18035.42" calcext:value-type="float">
            <text:p><text:s/>18,035 <text:s text:c="2"/></text:p>
          </table:table-cell>
          <table:table-cell table:style-name="ce16" office:value-type="float" office:value="1462776.698" calcext:value-type="float">
            <text:p><text:s/>1,462,777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20173.063" calcext:value-type="float">
            <text:p><text:s/>20,173 <text:s text:c="2"/></text:p>
          </table:table-cell>
          <table:table-cell table:style-name="ce23" office:value-type="float" office:value="59610.991" calcext:value-type="float">
            <text:p><text:s/>59,611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　無煙煤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187299.597" calcext:value-type="float">
            <text:p><text:s/>187,300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187299.597" calcext:value-type="float">
            <text:p><text:s/>187,300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焦炭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671010.548" calcext:value-type="float">
            <text:p><text:s/>671,011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671010.548" calcext:value-type="float">
            <text:p><text:s/>671,011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焦爐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1655008.38699476" calcext:value-type="float">
            <text:p><text:s/>1,655,008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662.207" calcext:value-type="float">
            <text:p><text:s/>662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1654346.17999476" calcext:value-type="float">
            <text:p><text:s/>1,654,346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高爐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3062668.07306245" calcext:value-type="float">
            <text:p><text:s/>3,062,668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3062668.07306245" calcext:value-type="float">
            <text:p><text:s/>3,062,668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轉爐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299684.72272705" calcext:value-type="float">
            <text:p><text:s/>299,685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16" office:value-type="float" office:value="299684.72272705" calcext:value-type="float">
            <text:p><text:s/>299,685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6" office:value-type="string" calcext:value-type="string">
            <text:p>石油產品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1255323.14005087" calcext:value-type="float">
            <text:p><text:s/>1,255,323 <text:s text:c="2"/></text:p>
          </table:table-cell>
          <table:table-cell table:style-name="ce16" office:value-type="float" office:value="87746.3138362067" calcext:value-type="float">
            <text:p><text:s/>87,746 <text:s text:c="2"/></text:p>
          </table:table-cell>
          <table:table-cell table:style-name="ce16" office:value-type="float" office:value="38316.7717468764" calcext:value-type="float">
            <text:p><text:s/>38,317 <text:s text:c="2"/></text:p>
          </table:table-cell>
          <table:table-cell table:style-name="ce16" office:value-type="float" office:value="535697.203584964" calcext:value-type="float">
            <text:p><text:s/>535,697 <text:s text:c="2"/></text:p>
          </table:table-cell>
          <table:table-cell table:style-name="ce16" office:value-type="float" office:value="27787.5587275033" calcext:value-type="float">
            <text:p><text:s/>27,788 <text:s text:c="2"/></text:p>
          </table:table-cell>
          <table:table-cell table:style-name="ce16" office:value-type="float" office:value="201204.76420449" calcext:value-type="float">
            <text:p><text:s/>201,205 <text:s text:c="2"/></text:p>
          </table:table-cell>
          <table:table-cell table:style-name="ce16" office:value-type="float" office:value="141668.05538229" calcext:value-type="float">
            <text:p><text:s/>141,668 <text:s text:c="2"/></text:p>
          </table:table-cell>
          <table:table-cell table:style-name="ce16" office:value-type="float" office:value="30682.3157728667" calcext:value-type="float">
            <text:p><text:s/>30,682 <text:s text:c="2"/></text:p>
          </table:table-cell>
          <table:table-cell table:style-name="ce16" office:value-type="float" office:value="14248.26661486" calcext:value-type="float">
            <text:p><text:s/>14,248 <text:s text:c="2"/></text:p>
          </table:table-cell>
          <table:table-cell table:style-name="ce23" office:value-type="float" office:value="177971.890180814" calcext:value-type="float">
            <text:p><text:s/>177,972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添加劑/含氧化合物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液化石油氣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422674.129345761" calcext:value-type="float">
            <text:p><text:s/>422,674 <text:s text:c="2"/></text:p>
          </table:table-cell>
          <table:table-cell table:style-name="ce16" office:value-type="float" office:value="12309.136236" calcext:value-type="float">
            <text:p><text:s/>12,309 <text:s text:c="2"/></text:p>
          </table:table-cell>
          <table:table-cell table:style-name="ce16" office:value-type="float" office:value="3051.83166468493" calcext:value-type="float">
            <text:p><text:s/>3,052 <text:s text:c="2"/></text:p>
          </table:table-cell>
          <table:table-cell table:style-name="ce16" office:value-type="float" office:value="248922.79687672" calcext:value-type="float">
            <text:p><text:s/>248,923 <text:s text:c="2"/></text:p>
          </table:table-cell>
          <table:table-cell table:style-name="ce16" office:value-type="float" office:value="14308.698078" calcext:value-type="float">
            <text:p><text:s/>14,309 <text:s text:c="2"/></text:p>
          </table:table-cell>
          <table:table-cell table:style-name="ce16" office:value-type="float" office:value="10719.631566" calcext:value-type="float">
            <text:p><text:s/>10,720 <text:s text:c="2"/></text:p>
          </table:table-cell>
          <table:table-cell table:style-name="ce16" office:value-type="float" office:value="27958.162086" calcext:value-type="float">
            <text:p><text:s/>27,958 <text:s text:c="2"/></text:p>
          </table:table-cell>
          <table:table-cell table:style-name="ce16" office:value-type="float" office:value="30409.79508" calcext:value-type="float">
            <text:p><text:s/>30,410 <text:s text:c="2"/></text:p>
          </table:table-cell>
          <table:table-cell table:style-name="ce16" office:value-type="float" office:value="4994.078724" calcext:value-type="float">
            <text:p><text:s/>4,994 <text:s text:c="2"/></text:p>
          </table:table-cell>
          <table:table-cell table:style-name="ce23" office:value-type="float" office:value="69999.9990343562" calcext:value-type="float">
            <text:p><text:s/>70,000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航空汽油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石油腦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車用汽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4873.445" calcext:value-type="float">
            <text:p><text:s/>4,873 <text:s text:c="2"/></text:p>
          </table:table-cell>
          <table:table-cell table:style-name="ce16" office:value-type="float" office:value="4.792" calcext:value-type="float">
            <text:p><text:s/>5 <text:s text:c="2"/></text:p>
          </table:table-cell>
          <table:table-cell table:style-name="ce16" office:value-type="float" office:value="44.184" calcext:value-type="float">
            <text:p><text:s/>44 <text:s text:c="2"/></text:p>
          </table:table-cell>
          <table:table-cell table:style-name="ce16" office:value-type="float" office:value="3.863" calcext:value-type="float">
            <text:p><text:s/>4 <text:s text:c="2"/></text:p>
          </table:table-cell>
          <table:table-cell table:style-name="ce16" office:value-type="float" office:value="12.08" calcext:value-type="float">
            <text:p><text:s/>12 <text:s text:c="2"/></text:p>
          </table:table-cell>
          <table:table-cell table:style-name="ce16" office:value-type="float" office:value="18.072" calcext:value-type="float">
            <text:p><text:s/>18 <text:s text:c="2"/></text:p>
          </table:table-cell>
          <table:table-cell table:style-name="ce16" office:value-type="float" office:value="67.065" calcext:value-type="float">
            <text:p><text:s/>67 <text:s text:c="2"/></text:p>
          </table:table-cell>
          <table:table-cell table:style-name="ce16" office:value-type="float" office:value="1.522" calcext:value-type="float">
            <text:p><text:s/>2 <text:s text:c="2"/></text:p>
          </table:table-cell>
          <table:table-cell table:style-name="ce16" office:value-type="float" office:value="120.93" calcext:value-type="float">
            <text:p><text:s/>121 <text:s text:c="2"/></text:p>
          </table:table-cell>
          <table:table-cell table:style-name="ce23" office:value-type="float" office:value="4600.937" calcext:value-type="float">
            <text:p><text:s/>4,601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航空燃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170" calcext:value-type="float">
            <text:p><text:s/>170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70" calcext:value-type="float">
            <text:p><text:s/>70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100" calcext:value-type="float">
            <text:p><text:s/>100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煤油</text:p>
          </table:table-cell>
          <table:table-cell table:style-name="ce13" office:value-type="string" calcext:value-type="string">
            <text:p>公　　　秉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柴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117571.13347567" calcext:value-type="float">
            <text:p><text:s/>117,571 <text:s text:c="2"/></text:p>
          </table:table-cell>
          <table:table-cell table:style-name="ce16" office:value-type="float" office:value="568.9" calcext:value-type="float">
            <text:p><text:s/>569 <text:s text:c="2"/></text:p>
          </table:table-cell>
          <table:table-cell table:style-name="ce16" office:value-type="float" office:value="605.438" calcext:value-type="float">
            <text:p><text:s/>605 <text:s text:c="2"/></text:p>
          </table:table-cell>
          <table:table-cell table:style-name="ce16" office:value-type="float" office:value="61047.00907565" calcext:value-type="float">
            <text:p><text:s/>61,047 <text:s text:c="2"/></text:p>
          </table:table-cell>
          <table:table-cell table:style-name="ce16" office:value-type="float" office:value="107.342" calcext:value-type="float">
            <text:p><text:s/>107 <text:s text:c="2"/></text:p>
          </table:table-cell>
          <table:table-cell table:style-name="ce16" office:value-type="float" office:value="12468.142" calcext:value-type="float">
            <text:p><text:s/>12,468 <text:s text:c="2"/></text:p>
          </table:table-cell>
          <table:table-cell table:style-name="ce16" office:value-type="float" office:value="5765.381" calcext:value-type="float">
            <text:p><text:s/>5,765 <text:s text:c="2"/></text:p>
          </table:table-cell>
          <table:table-cell table:style-name="ce16" office:value-type="float" office:value="224.006" calcext:value-type="float">
            <text:p><text:s/>224 <text:s text:c="2"/></text:p>
          </table:table-cell>
          <table:table-cell table:style-name="ce16" office:value-type="float" office:value="6430.211" calcext:value-type="float">
            <text:p><text:s/>6,430 <text:s text:c="2"/></text:p>
          </table:table-cell>
          <table:table-cell table:style-name="ce23" office:value-type="float" office:value="30354.70440002" calcext:value-type="float">
            <text:p><text:s/>30,355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燃料油</text:p>
          </table:table-cell>
          <table:table-cell table:style-name="ce13" office:value-type="string" calcext:value-type="string">
            <text:p>公　　　秉</text:p>
          </table:table-cell>
          <table:table-cell table:style-name="ce16" office:value-type="float" office:value="691862.91164792" calcext:value-type="float">
            <text:p><text:s/>691,863 <text:s text:c="2"/></text:p>
          </table:table-cell>
          <table:table-cell table:style-name="ce16" office:value-type="float" office:value="73253.08" calcext:value-type="float">
            <text:p><text:s/>73,253 <text:s text:c="2"/></text:p>
          </table:table-cell>
          <table:table-cell table:style-name="ce16" office:value-type="float" office:value="33271.7201497" calcext:value-type="float">
            <text:p><text:s/>33,272 <text:s text:c="2"/></text:p>
          </table:table-cell>
          <table:table-cell table:style-name="ce16" office:value-type="float" office:value="201787.84311549" calcext:value-type="float">
            <text:p><text:s/>201,788 <text:s text:c="2"/></text:p>
          </table:table-cell>
          <table:table-cell table:style-name="ce16" office:value-type="float" office:value="16057.7" calcext:value-type="float">
            <text:p><text:s/>16,058 <text:s text:c="2"/></text:p>
          </table:table-cell>
          <table:table-cell table:style-name="ce16" office:value-type="float" office:value="170296.33" calcext:value-type="float">
            <text:p><text:s/>170,296 <text:s text:c="2"/></text:p>
          </table:table-cell>
          <table:table-cell table:style-name="ce16" office:value-type="float" office:value="97378.511" calcext:value-type="float">
            <text:p><text:s/>97,379 <text:s text:c="2"/></text:p>
          </table:table-cell>
          <table:table-cell table:style-name="ce16" office:value-type="float" office:value="7549.826" calcext:value-type="float">
            <text:p><text:s/>7,550 <text:s text:c="2"/></text:p>
          </table:table-cell>
          <table:table-cell table:style-name="ce16" office:value-type="float" office:value="4181.423" calcext:value-type="float">
            <text:p><text:s/>4,181 <text:s text:c="2"/></text:p>
          </table:table-cell>
          <table:table-cell table:style-name="ce23" office:value-type="float" office:value="88086.47838273" calcext:value-type="float">
            <text:p><text:s/>88,086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石油焦</text:p>
          </table:table-cell>
          <table:table-cell table:style-name="ce13" office:value-type="string" calcext:value-type="string">
            <text:p>公　　　噸</text:p>
          </table:table-cell>
          <table:table-cell table:number-columns-repeated="9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5" office:value-type="string" calcext:value-type="string">
            <text:p>　其他石油產品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91649.7614937197" calcext:value-type="float">
            <text:p><text:s/>91,650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79902.6414937197" calcext:value-type="float">
            <text:p><text:s/>79,903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11747.12" calcext:value-type="float">
            <text:p><text:s/>11,747 <text:s text:c="2"/>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23" office:value-type="float" office:value="0" calcext:value-type="float">
            <text:p>-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自產天然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716818.23664467" calcext:value-type="float">
            <text:p><text:s/>716,818 <text:s text:c="2"/></text:p>
          </table:table-cell>
          <table:table-cell table:style-name="ce16" office:value-type="float" office:value="74771.83" calcext:value-type="float">
            <text:p><text:s/>74,772 <text:s text:c="2"/></text:p>
          </table:table-cell>
          <table:table-cell table:style-name="ce16" office:value-type="float" office:value="14653.561" calcext:value-type="float">
            <text:p><text:s/>14,654 <text:s text:c="2"/></text:p>
          </table:table-cell>
          <table:table-cell table:style-name="ce16" office:value-type="float" office:value="92362.632" calcext:value-type="float">
            <text:p><text:s/>92,363 <text:s text:c="2"/></text:p>
          </table:table-cell>
          <table:table-cell table:style-name="ce16" office:value-type="float" office:value="23577.341" calcext:value-type="float">
            <text:p><text:s/>23,577 <text:s text:c="2"/></text:p>
          </table:table-cell>
          <table:table-cell table:style-name="ce16" office:value-type="float" office:value="161914.384" calcext:value-type="float">
            <text:p><text:s/>161,914 <text:s text:c="2"/></text:p>
          </table:table-cell>
          <table:table-cell table:style-name="ce16" office:value-type="float" office:value="42914.924" calcext:value-type="float">
            <text:p><text:s/>42,915 <text:s text:c="2"/></text:p>
          </table:table-cell>
          <table:table-cell table:style-name="ce16" office:value-type="float" office:value="26374.997" calcext:value-type="float">
            <text:p><text:s/>26,375 <text:s text:c="2"/></text:p>
          </table:table-cell>
          <table:table-cell table:style-name="ce16" office:value-type="float" office:value="133860.171" calcext:value-type="float">
            <text:p><text:s/>133,860 <text:s text:c="2"/></text:p>
          </table:table-cell>
          <table:table-cell table:style-name="ce23" office:value-type="float" office:value="146388.39664467" calcext:value-type="float">
            <text:p><text:s/>146,388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進口液化天然氣</text:p>
          </table:table-cell>
          <table:table-cell table:style-name="ce13" office:value-type="string" calcext:value-type="string">
            <text:p>千立方公尺</text:p>
          </table:table-cell>
          <table:table-cell table:style-name="ce16" office:value-type="float" office:value="2845464.63870951" calcext:value-type="float">
            <text:p><text:s/>2,845,465 <text:s text:c="2"/></text:p>
          </table:table-cell>
          <table:table-cell table:style-name="ce16" office:value-type="float" office:value="115231.243" calcext:value-type="float">
            <text:p><text:s/>115,231 <text:s text:c="2"/></text:p>
          </table:table-cell>
          <table:table-cell table:style-name="ce16" office:value-type="float" office:value="37015.307" calcext:value-type="float">
            <text:p><text:s/>37,015 <text:s text:c="2"/></text:p>
          </table:table-cell>
          <table:table-cell table:style-name="ce16" office:value-type="float" office:value="824018.5486842" calcext:value-type="float">
            <text:p><text:s/>824,019 <text:s text:c="2"/></text:p>
          </table:table-cell>
          <table:table-cell table:style-name="ce16" office:value-type="float" office:value="186382.85" calcext:value-type="float">
            <text:p><text:s/>186,383 <text:s text:c="2"/></text:p>
          </table:table-cell>
          <table:table-cell table:style-name="ce16" office:value-type="float" office:value="118500.574" calcext:value-type="float">
            <text:p><text:s/>118,501 <text:s text:c="2"/></text:p>
          </table:table-cell>
          <table:table-cell table:style-name="ce16" office:value-type="float" office:value="612072.75355531" calcext:value-type="float">
            <text:p><text:s/>612,073 <text:s text:c="2"/></text:p>
          </table:table-cell>
          <table:table-cell table:style-name="ce16" office:value-type="float" office:value="195772.534" calcext:value-type="float">
            <text:p><text:s/>195,773 <text:s text:c="2"/></text:p>
          </table:table-cell>
          <table:table-cell table:style-name="ce16" office:value-type="float" office:value="209243.781" calcext:value-type="float">
            <text:p><text:s/>209,244 <text:s text:c="2"/></text:p>
          </table:table-cell>
          <table:table-cell table:style-name="ce23" office:value-type="float" office:value="547227.04747" calcext:value-type="float">
            <text:p><text:s/>547,227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生質能及廢棄物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402979.735083193" calcext:value-type="float">
            <text:p><text:s/>402,980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25770.345652621" calcext:value-type="float">
            <text:p><text:s/>125,770 <text:s text:c="2"/></text:p>
          </table:table-cell>
          <table:table-cell table:style-name="ce16" office:value-type="float" office:value="601.72779547295" calcext:value-type="float">
            <text:p><text:s/>602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276607.661635099" calcext:value-type="float">
            <text:p><text:s/>276,608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　生質能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127222.356098082" calcext:value-type="float">
            <text:p><text:s/>127,222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09071.18619077" calcext:value-type="float">
            <text:p><text:s/>109,071 <text:s text:c="2"/></text:p>
          </table:table-cell>
          <table:table-cell table:style-name="ce16" office:value-type="float" office:value="579.68882366641" calcext:value-type="float">
            <text:p><text:s/>580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17571.4810836461" calcext:value-type="float">
            <text:p><text:s/>17,571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　廢棄物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275757.378985111" calcext:value-type="float">
            <text:p><text:s/>275,757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6699.1594618509" calcext:value-type="float">
            <text:p><text:s/>16,699 <text:s text:c="2"/></text:p>
          </table:table-cell>
          <table:table-cell table:style-name="ce16" office:value-type="float" office:value="22.0389718065399" calcext:value-type="float">
            <text:p><text:s/>22 <text:s text:c="2"/></text:p>
          </table:table-cell>
          <table:table-cell table:number-columns-repeated="5" table:style-name="ce16" office:value-type="float" office:value="0" calcext:value-type="float">
            <text:p>- <text:s text:c="2"/></text:p>
          </table:table-cell>
          <table:table-cell table:style-name="ce23" office:value-type="float" office:value="259036.180551453" calcext:value-type="float">
            <text:p><text:s/>259,036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電力</text:p>
          </table:table-cell>
          <table:table-cell table:style-name="ce13" office:value-type="string" calcext:value-type="string">
            <text:p>千　　　度</text:p>
          </table:table-cell>
          <table:table-cell table:style-name="ce16" office:value-type="float" office:value="147934103.515" calcext:value-type="float">
            <text:p><text:s/>147,934,104 <text:s text:c="2"/></text:p>
          </table:table-cell>
          <table:table-cell table:style-name="ce16" office:value-type="float" office:value="4807956.097" calcext:value-type="float">
            <text:p><text:s/>4,807,956 <text:s text:c="2"/></text:p>
          </table:table-cell>
          <table:table-cell table:style-name="ce16" office:value-type="float" office:value="3406494.333" calcext:value-type="float">
            <text:p><text:s/>3,406,494 <text:s text:c="2"/></text:p>
          </table:table-cell>
          <table:table-cell table:style-name="ce16" office:value-type="float" office:value="30762181.062" calcext:value-type="float">
            <text:p><text:s/>30,762,181 <text:s text:c="2"/></text:p>
          </table:table-cell>
          <table:table-cell table:style-name="ce16" office:value-type="float" office:value="5309883.684" calcext:value-type="float">
            <text:p><text:s/>5,309,884 <text:s text:c="2"/></text:p>
          </table:table-cell>
          <table:table-cell table:style-name="ce16" office:value-type="float" office:value="5311712.282" calcext:value-type="float">
            <text:p><text:s/>5,311,712 <text:s text:c="2"/></text:p>
          </table:table-cell>
          <table:table-cell table:style-name="ce16" office:value-type="float" office:value="18109467.529" calcext:value-type="float">
            <text:p><text:s/>18,109,468 <text:s text:c="2"/></text:p>
          </table:table-cell>
          <table:table-cell table:style-name="ce16" office:value-type="float" office:value="7001429.585" calcext:value-type="float">
            <text:p><text:s/>7,001,430 <text:s text:c="2"/></text:p>
          </table:table-cell>
          <table:table-cell table:style-name="ce16" office:value-type="float" office:value="54973106.114" calcext:value-type="float">
            <text:p><text:s/>54,973,106 <text:s text:c="2"/></text:p>
          </table:table-cell>
          <table:table-cell table:style-name="ce23" office:value-type="float" office:value="18251872.829" calcext:value-type="float">
            <text:p><text:s/>18,251,873 <text:s text:c="2"/></text:p>
          </table:table-cell>
          <table:table-cell table:style-name="ce28" table:number-columns-repeated="1012"/>
        </table:table-row>
        <table:table-row table:style-name="ro4">
          <table:table-cell table:style-name="ce7" office:value-type="string" calcext:value-type="string">
            <text:p>熱能</text:p>
          </table:table-cell>
          <table:table-cell table:style-name="ce13" office:value-type="string" calcext:value-type="string">
            <text:p>公　　　噸</text:p>
          </table:table-cell>
          <table:table-cell table:style-name="ce16" office:value-type="float" office:value="22523905.223" calcext:value-type="float">
            <text:p><text:s/>22,523,905 <text:s text:c="2"/></text:p>
          </table:table-cell>
          <table:table-cell table:style-name="ce16" office:value-type="float" office:value="604916.502" calcext:value-type="float">
            <text:p><text:s/>604,917 <text:s text:c="2"/></text:p>
          </table:table-cell>
          <table:table-cell table:style-name="ce16" office:value-type="float" office:value="65074.06" calcext:value-type="float">
            <text:p><text:s/>65,074 <text:s text:c="2"/></text:p>
          </table:table-cell>
          <table:table-cell table:style-name="ce16" office:value-type="float" office:value="20187610.571" calcext:value-type="float">
            <text:p><text:s/>20,187,611 <text:s text:c="2"/></text:p>
          </table:table-cell>
          <table:table-cell table:style-name="ce16" office:value-type="float" office:value="700218.83" calcext:value-type="float">
            <text:p><text:s/>700,219 <text:s text:c="2"/></text:p>
          </table:table-cell>
          <table:table-cell table:style-name="ce16" office:value-type="float" office:value="0" calcext:value-type="float">
            <text:p>- <text:s text:c="2"/></text:p>
          </table:table-cell>
          <table:table-cell table:style-name="ce16" office:value-type="float" office:value="107840" calcext:value-type="float">
            <text:p><text:s/>107,840 <text:s text:c="2"/></text:p>
          </table:table-cell>
          <table:table-cell table:style-name="ce16" office:value-type="float" office:value="12790.34" calcext:value-type="float">
            <text:p><text:s/>12,790 <text:s text:c="2"/></text:p>
          </table:table-cell>
          <table:table-cell table:style-name="ce16" office:value-type="float" office:value="418948" calcext:value-type="float">
            <text:p><text:s/>418,948 <text:s text:c="2"/></text:p>
          </table:table-cell>
          <table:table-cell table:style-name="ce23" office:value-type="float" office:value="426506.92" calcext:value-type="float">
            <text:p><text:s/>426,507 <text:s text:c="2"/></text:p>
          </table:table-cell>
          <table:table-cell table:style-name="ce28" table:number-columns-repeated="1012"/>
        </table:table-row>
        <table:table-row table:style-name="ro4">
          <table:table-cell table:style-name="ce8" office:value-type="string" calcext:value-type="string">
            <text:p>合計</text:p>
          </table:table-cell>
          <table:table-cell table:style-name="ce14" office:value-type="string" calcext:value-type="string">
            <text:p>公秉油當量</text:p>
          </table:table-cell>
          <table:table-cell table:style-name="ce17" office:value-type="float" office:value="26380725.3661095" calcext:value-type="float">
            <text:p><text:s/>26,380,725 <text:s text:c="2"/></text:p>
          </table:table-cell>
          <table:table-cell table:style-name="ce21" office:value-type="float" office:value="1000263.86114771" calcext:value-type="float">
            <text:p><text:s/>1,000,264 <text:s text:c="2"/></text:p>
          </table:table-cell>
          <table:table-cell table:style-name="ce21" office:value-type="float" office:value="1060434.3334947" calcext:value-type="float">
            <text:p><text:s/>1,060,434 <text:s text:c="2"/></text:p>
          </table:table-cell>
          <table:table-cell table:style-name="ce21" office:value-type="float" office:value="7731385.51572586" calcext:value-type="float">
            <text:p><text:s/>7,731,386 <text:s text:c="2"/></text:p>
          </table:table-cell>
          <table:table-cell table:style-name="ce21" office:value-type="float" office:value="813363.636245281" calcext:value-type="float">
            <text:p><text:s/>813,364 <text:s text:c="2"/></text:p>
          </table:table-cell>
          <table:table-cell table:style-name="ce21" office:value-type="float" office:value="1959379.77802227" calcext:value-type="float">
            <text:p><text:s/>1,959,380 <text:s text:c="2"/></text:p>
          </table:table-cell>
          <table:table-cell table:style-name="ce21" office:value-type="float" office:value="4299710.98640031" calcext:value-type="float">
            <text:p><text:s/>4,299,711 <text:s text:c="2"/></text:p>
          </table:table-cell>
          <table:table-cell table:style-name="ce21" office:value-type="float" office:value="919996.331490644" calcext:value-type="float">
            <text:p><text:s/>919,996 <text:s text:c="2"/></text:p>
          </table:table-cell>
          <table:table-cell table:style-name="ce21" office:value-type="float" office:value="5644191.11884597" calcext:value-type="float">
            <text:p><text:s/>5,644,191 <text:s text:c="2"/></text:p>
          </table:table-cell>
          <table:table-cell table:style-name="ce24" office:value-type="float" office:value="2951999.80473673" calcext:value-type="float">
            <text:p><text:s/>2,952,000 <text:s text:c="2"/></text:p>
          </table:table-cell>
          <table:table-cell table:style-name="ce28" table:number-columns-repeated="1012"/>
        </table:table-row>
        <table:table-row table:style-name="ro4">
          <table:table-cell table:style-name="ce9" office:value-type="string" calcext:value-type="string" table:number-columns-spanned="12" table:number-rows-spanned="1">
            <text:p>註：消費端之自產天然氣係指「天然氣(1)/NG1」，進口液化天然氣係指「天然氣(2)/NG2」。</text:p>
          </table:table-cell>
          <table:covered-table-cell table:style-name="ce9"/>
          <table:covered-table-cell table:number-columns-repeated="10" table:style-name="ce18"/>
          <table:table-cell table:style-name="ce28" table:number-columns-repeated="1012"/>
        </table:table-row>
        <table:table-row table:style-name="ro4">
          <table:table-cell table:number-columns-repeated="1024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eportInfo" table:base-cell-address="$Page1.$A$1" table:cell-range-address="$Page1.$A$2"/>
        <table:named-range table:name="RowStartCell" table:base-cell-address="$Page1.$A$1" table:cell-range-address="$Page1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77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  </number:text>
    </number:number-style>
    <number:number-style style:name="N177P2" style:volatile="true">
      <loext:text> </loext:text>
      <loext:fill-character> </loext:fill-character>
      <number:text>-   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</number:text>
    </number:number-style>
    <number:number-style style:name="N178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number-style style:name="N178P2" style:volatile="true">
      <loext:text> </loext:text>
      <loext:fill-character> </loext:fill-character>
      <number:text>-   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number-style style:name="N179P2" style:volatile="true">
      <loext:text> </loext:text>
      <loext:fill-character> </loext:fill-character>
      <number:text>    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)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)</number:text>
    </number:number-style>
    <number:number-style style:name="N180P2" style:volatile="true">
      <loext:text> </loext:text>
      <loext:fill-character> </loext:fill-character>
      <number:text> )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</number:text>
    </number:number-style>
    <number:number-style style:name="N182P1" style:volatile="true">
      <number:text>-</number:text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83">
      <number:text>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0" loext:min-decimal-places="0" number:min-integer-digits="1" number:grouping="true"/>
      <number:text>  )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84">
      <number:text>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8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85">
      <number:text>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6">
      <number:text>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</number:text>
    </number:number-style>
    <number:number-style style:name="N188">
      <number:text>…  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8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</number:text>
    </number:number-style>
    <number:number-style style:name="N189">
      <number:text>-   </number:text>
      <style:map style:condition="value()&gt;0" style:apply-style-name="N189P0"/>
      <style:map style:condition="value()&lt;0" style:apply-style-name="N18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業部門能源消費(累計)</dc:title>
    <dc:subject>工業部門能源消費(累計)</dc:subject>
    <meta:keyword>能源統計月報</meta:keyword>
    <dc:description>工業部門能源消費(累計)</dc:description>
    <meta:initial-creator>國際合作與能源統計科</meta:initial-creator>
    <meta:creation-date>2012-04-16T09:20:27</meta:creation-date>
    <dc:creator>方文秀</dc:creator>
    <dc:date>2021-12-29T20:17:25</dc:date>
    <meta:print-date>2021-12-29T20:17:22</meta:print-date>
    <meta:document-statistic meta:table-count="1" meta:cell-count="35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